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4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14" style:family="paragraph" style:parent-style-name="Standard">
      <style:paragraph-properties fo:text-align="justify" style:justify-single-word="false"/>
      <style:text-properties fo:language="en" fo:country="US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24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25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2a4e8"/>
    </style:style>
    <style:style style:name="T9" style:family="text">
      <style:text-properties officeooo:rsid="00234cf7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писание модуля <text:span text:style-name="T1">ProxyDCS.</text:span></text:p>
      <text:p text:style-name="P2"/>
      <text:p text:style-name="P5">Структура взаимодействия предполагает отсутствие единого сервера данных.</text:p>
      <text:p text:style-name="P5">Структура динамическая, конфигурируемая в процессе выполнения.</text:p>
      <text:p text:style-name="P5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5"/>
      <text:p text:style-name="P5">При запросе от другого модуля передавать ему список обнаруженных им ранее модулей.</text:p>
      <text:p text:style-name="P5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5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6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5"/>
      <text:p text:style-name="P6">Идея:</text:p>
      <text:p text:style-name="P5"/>
      <text:p text:style-name="P30">Новая!!!</text:p>
      <text:p text:style-name="P30">Нужно добавить файл <text:span text:style-name="T2">protocol.xml</text:span><text:span text:style-name="T1">;</text:span></text:p>
      <text:p text:style-name="P30"><text:span text:style-name="T2">protocol.xml</text:span><text:span text:style-name="T1"> </text:span>может подгружать другие файлы с протоколами.</text:p>
      <text:p text:style-name="P30"/>
      <text:p text:style-name="P30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30"/>
      <text:p text:style-name="P30">Далее модуль инициатор должен запрашивать <text:span text:style-name="T9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8">модулю инициатору.</text:span></text:p>
      <text:p text:style-name="P31">Пример:</text:p>
      <text:p text:style-name="P18"><text:span text:style-name="T6">BlockData</text:span>(<text:span text:style-name="T3">идентификатор модуля-приемника)</text:span></text:p>
      <text:p text:style-name="P18">{</text:p>
      <text:p text:style-name="P18"><text:s text:c="3"/><text:span text:style-name="T3">уникальный идентификатор блока данных;</text:span></text:p>
      <text:p text:style-name="P18"><text:span text:style-name="T3"><text:s text:c="3"/>уникальный идентификатор модуля приемника;</text:span></text:p>
      <text:p text:style-name="P18"><text:span text:style-name="T3"><text:s text:c="3"/></text:span><text:span text:style-name="T6">Params</text:span>{</text:p>
      <text:p text:style-name="P18"><text:s text:c="4"/><text:span text:style-name="T3">название_параметра;тип данных;</text:span></text:p>
      <text:p text:style-name="P18"><text:span text:style-name="T3"><text:s text:c="4"/>название_параметра;тип данных;</text:span></text:p>
      <text:p text:style-name="P18"><text:span text:style-name="T3"><text:s text:c="4"/>название_параметра;тип данных;</text:span></text:p>
      <text:p text:style-name="P18"><text:span text:style-name="T3"><text:s text:c="4"/>загрузка параметров из другого файла-протокола;</text:span></text:p>
      <text:p text:style-name="P18"><text:s text:c="3"/>}</text:p>
      <text:p text:style-name="P18">}</text:p>
      <text:p text:style-name="P31">Если мы указываем в блоке данных загрузку другого протокола из файла, то идентификатор </text:p>
      <text:p text:style-name="P32"/>
      <text:p text:style-name="P5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5"><text:soft-page-break/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5"/>
      <text:p text:style-name="P5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5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5"/>
      <text:p text:style-name="P2"><text:span text:style-name="T6">ProxyDCS</text:span> <text:span text:style-name="T3">должен иметь следующий интерфейс:</text:span></text:p>
      <text:p text:style-name="P5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4754678896676161628" text:style-name="L1">
        <text:list-item>
          <text:p text:style-name="P15">eEvent(RequestEvent) - <text:span text:style-name="T3">обработка события постановки/получения запроса на исполнение.</text:span></text:p>
        </text:list-item>
        <text:list-item>
          <text:p text:style-name="P17">Register <text:s/>- <text:span text:style-name="T5">добавление адреса памяти в таблицу</text:span></text:p>
        </text:list-item>
      </text:list>
      <text:p text:style-name="P7"/>
      <text:p text:style-name="P2"/>
      <text:p text:style-name="P6">Связь с приложением:</text:p>
      <text:p text:style-name="P5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5"/>
      <text:p text:style-name="P6">Предложения от <text:span text:style-name="T1">Наташи(</text:span>от 15.06.2016<text:span text:style-name="T1">):</text:span></text:p>
      <text:list xml:id="list7646183112434332327" text:style-name="L2">
        <text:list-item>
          <text:p text:style-name="P21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21">Подумать о том, если много модулей будут писать в одну структуру не будет ли конфликта.</text:p>
        </text:list-item>
        <text:list-item>
          <text:p text:style-name="P21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21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22">Добавить введение журнала. С записью в него информации о времени и об ошибках в обмене.</text:p>
        </text:list-item>
        <text:list-item>
          <text:p text:style-name="P22">Должен быть ключ для отображения отладочной информации в процессе обмена.</text:p>
        </text:list-item>
      </text:list>
      <text:p text:style-name="P5"/>
      <text:p text:style-name="P5"/>
      <text:p text:style-name="P13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3"/>
      <text:p text:style-name="P5"/>
      <text:p text:style-name="P5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6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6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oft-page-break/><text:span text:style-name="T4">name_group_id </text:span><text:span text:style-name="T3">— имя группы(она в себя включает множество параметров)</text:span></text:p>
      <text:p text:style-name="P2"/>
      <text:p text:style-name="P5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5"/>
      <text:p text:style-name="P5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5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13">На программном уровне:</text:p>
      <text:p text:style-name="P13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13">2. </text:p>
      <text:p text:style-name="P3"/>
      <text:p text:style-name="P5">Пример <text:span text:style-name="T2">interfaces.xml:</text:span></text:p>
      <text:p text:style-name="P5">Суть этого файла сообщить о наличии высокоуровневых командах который может выполнять данный модуль.</text:p>
      <text:p text:style-name="P5"/>
      <text:p text:style-name="P5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9">название_параметра;тип параметра;</text:p>
      <text:p text:style-name="P2">output:</text:p>
      <text:p text:style-name="P2">//<text:span text:style-name="T3">здесь описание выходных данных</text:span></text:p>
      <text:p text:style-name="P29"><text:span text:style-name="T3">название_параметра;тип параметра;</text:span></text:p>
      <text:p text:style-name="P2">}</text:p>
      <text:p text:style-name="P5">Вопросы:</text:p>
      <text:p text:style-name="P5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><text:soft-page-break/></text:p>
      <text:p text:style-name="P5">Описание данных:</text:p>
      <text:p text:style-name="P5"/>
      <text:p text:style-name="P5"/>
      <text:p text:style-name="P6">Логика <text:span text:style-name="T1">работы </text:span>по сети<text:span text:style-name="T1">:</text:span></text:p>
      <text:p text:style-name="P5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7">Можно реализовать через общую память).</text:span></text:p>
      <text:p text:style-name="P7"/>
      <text:p text:style-name="P7">Описание сетевого обмена.</text:p>
      <text:p text:style-name="P7"/>
      <text:list xml:id="list2566808778031435907" text:style-name="L3">
        <text:list-item>
          <text:p text:style-name="P23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7"/>
      <text:p text:style-name="P7"/>
      <text:p text:style-name="P7"/>
      <text:p text:style-name="P7"/>
      <text:p text:style-name="P7">План задач которые нужно решать:</text:p>
      <text:p text:style-name="P7"/>
      <text:list xml:id="list2066363707661048887" text:style-name="L4">
        <text:list-item>
          <text:p text:style-name="P24">Сделать так, чтобы приложения работали в на разных компьютерах</text:p>
          <text:p text:style-name="P25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25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27">Добавить тип пакета для передачи произвольных данных.</text:p>
        </text:list-item>
      </text:list>
      <text:p text:style-name="P8"/>
      <text:p text:style-name="P8"/>
      <text:p text:style-name="P8"/>
      <text:p text:style-name="P12">Проблемы:</text:p>
      <text:p text:style-name="P11">Разработать <text:s/>механизм работы в случае если ведомые получили признак того, что некоторое приложение выключилось.</text:p>
      <text:p text:style-name="P8"/>
      <text:p text:style-name="P8"/>
      <text:p text:style-name="P28">Этапы разработки загрузки файла <text:span text:style-name="T2">protocol.xml </text:span>и всех сопутствующих технологий:</text:p>
      <text:p text:style-name="P28"><text:span text:style-name="T1">1. </text:span>Генерация <text:span text:style-name="T2">protocol.xml</text:span><text:span text:style-name="T1"> </text:span>вручную.</text:p>
      <text:p text:style-name="P28">2. Реализация обмена запрашиваемых данных.</text:p>
      <text:p text:style-name="P19">3. <text:span text:style-name="T3">Тестирования обмена данными.</text:span></text:p>
      <text:p text:style-name="P28">3. Генерация <text:span text:style-name="T2">protocol.xml</text:span><text:span text:style-name="T1"> </text:span>автоматически.</text:p>
      <text:p text:style-name="P8"/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5M12S</meta:editing-duration>
    <meta:editing-cycles>43</meta:editing-cycles>
    <meta:generator>LibreOffice/5.1.4.2$Windows_x86 LibreOffice_project/f99d75f39f1c57ebdd7ffc5f42867c12031db97a</meta:generator>
    <dc:date>2016-07-28T17:03:44.607000000</dc:date>
    <meta:document-statistic meta:table-count="0" meta:image-count="0" meta:object-count="0" meta:page-count="4" meta:paragraph-count="109" meta:word-count="877" meta:character-count="6988" meta:non-whitespace-character-count="6158"/>
    <meta:user-defined meta:name="Info 1"/>
    <meta:user-defined meta:name="Info 2"/>
    <meta:user-defined meta:name="Info 3"/>
    <meta:user-defined meta:name="Info 4"/>
  </office:meta>
</office:document-meta>
</file>